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Overskrift1" style:family="paragraph">
      <style:paragraph-properties fo:text-align="justify"/>
    </style:style>
    <style:style style:name="P4" style:parent-style-name="Normal" style:family="paragraph">
      <style:paragraph-properties fo:text-align="justify"/>
      <style:text-properties style:font-name="Times New Roman" fo:font-size="12pt" style:font-size-asian="12pt"/>
    </style:style>
    <style:style style:name="P5" style:parent-style-name="Listeafsnit" style:family="paragraph">
      <style:paragraph-properties fo:text-align="justify"/>
      <style:text-properties style:font-name="Times New Roman" fo:font-size="12pt" style:font-size-asian="12pt"/>
    </style:style>
    <style:style style:name="P6" style:parent-style-name="Listeafsnit" style:family="paragraph">
      <style:paragraph-properties fo:text-align="justify"/>
      <style:text-properties style:font-name="Times New Roman" fo:font-size="12pt" style:font-size-asian="12pt"/>
    </style:style>
    <style:style style:name="P7" style:parent-style-name="Listeafsnit" style:family="paragraph">
      <style:paragraph-properties fo:text-align="justify"/>
      <style:text-properties style:font-name="Times New Roman" fo:font-size="12pt" style:font-size-asian="12pt"/>
    </style:style>
    <style:style style:name="P8" style:parent-style-name="Overskrift2" style:family="paragraph">
      <style:paragraph-properties fo:text-align="justify"/>
    </style:style>
    <style:style style:name="P9" style:parent-style-name="Normal" style:family="paragraph">
      <style:paragraph-properties fo:text-align="justify"/>
      <style:text-properties style:font-name="Times New Roman" fo:font-size="12pt" style:font-size-asian="12pt"/>
    </style:style>
    <style:style style:name="P10" style:parent-style-name="Overskrift2" style:family="paragraph">
      <style:paragraph-properties fo:text-align="justify"/>
    </style:style>
    <style:style style:name="P11" style:parent-style-name="Overskrift2" style:family="paragraph">
      <style:paragraph-properties fo:text-align="justify"/>
    </style:style>
    <style:style style:name="P12" style:parent-style-name="Normal" style:family="paragraph">
      <style:paragraph-properties fo:text-align="justify"/>
      <style:text-properties style:font-name="Times New Roman" fo:font-size="12pt" style:font-size-asian="12pt"/>
    </style:style>
    <style:style style:name="P13" style:parent-style-name="Normal" style:family="paragraph">
      <style:paragraph-properties fo:text-align="justify"/>
      <style:text-properties style:font-name="Times New Roman" fo:font-size="12pt" style:font-size-asian="12pt"/>
    </style:style>
    <style:style style:name="P14" style:parent-style-name="Overskrift2" style:family="paragraph">
      <style:paragraph-properties fo:text-align="justify"/>
    </style:style>
    <style:style style:name="P15" style:parent-style-name="Normal" style:family="paragraph">
      <style:paragraph-properties fo:text-align="justify"/>
      <style:text-properties style:font-name="Times New Roman" fo:font-size="12pt" style:font-size-asian="12pt"/>
    </style:style>
    <style:style style:name="P16" style:parent-style-name="Normal" style:family="paragraph">
      <style:paragraph-properties fo:text-align="justify"/>
      <style:text-properties style:font-name="Times New Roman" fo:font-size="12pt" style:font-size-asian="12pt"/>
    </style:style>
    <style:style style:name="P17" style:parent-style-name="Overskrift2" style:family="paragraph">
      <style:paragraph-properties fo:text-align="justify"/>
    </style:style>
    <style:style style:name="P18" style:parent-style-name="Normal" style:family="paragraph">
      <style:paragraph-properties fo:text-align="justify"/>
    </style:style>
    <style:style style:name="P19" style:parent-style-name="Overskrift2" style:family="paragraph">
      <style:paragraph-properties fo:text-align="justify"/>
    </style:style>
    <style:style style:name="P20" style:parent-style-name="Listeafsnit" style:family="paragraph">
      <style:paragraph-properties fo:text-align="justify"/>
      <style:text-properties style:font-name="Times New Roman" fo:font-size="12pt" style:font-size-asian="12pt"/>
    </style:style>
    <style:style style:name="P21" style:parent-style-name="Listeafsnit" style:family="paragraph">
      <style:paragraph-properties fo:text-align="justify"/>
      <style:text-properties style:font-name="Times New Roman" fo:font-size="12pt" style:font-size-asian="12pt"/>
    </style:style>
    <style:style style:name="P22" style:parent-style-name="Listeafsnit" style:family="paragraph">
      <style:paragraph-properties fo:text-align="justify"/>
      <style:text-properties style:font-name="Times New Roman" fo:font-size="12pt" style:font-size-asian="12pt"/>
    </style:style>
    <style:style style:name="P23" style:parent-style-name="Listeafsnit" style:family="paragraph">
      <style:paragraph-properties fo:text-align="justify"/>
    </style:style>
    <style:style style:name="T24" style:parent-style-name="Standardskrifttypeiafsnit" style:family="text">
      <style:text-properties style:font-name="Times New Roman" fo:font-size="12pt" style:font-size-asian="12pt"/>
    </style:style>
    <style:style style:name="T25" style:parent-style-name="Standardskrifttypeiafsnit" style:family="text">
      <style:text-properties style:font-name="Times New Roman" fo:font-size="12pt" style:font-size-asian="12pt"/>
    </style:style>
    <style:style style:name="P26" style:parent-style-name="Listeafsnit" style:family="paragraph">
      <style:paragraph-properties fo:text-align="justify"/>
    </style:style>
    <style:style style:name="T27" style:parent-style-name="Standardskrifttypeiafsnit" style:family="text">
      <style:text-properties style:font-name="Times New Roman" fo:font-size="12pt" style:font-size-asian="12pt"/>
    </style:style>
    <style:style style:name="T28" style:parent-style-name="Standardskrifttypeiafsnit" style:family="text">
      <style:text-properties style:font-name="Times New Roman" fo:font-size="12pt" style:font-size-asian="12pt"/>
    </style:style>
    <style:style style:name="P29" style:parent-style-name="Normal" style:family="paragraph">
      <style:paragraph-properties fo:text-align="justify"/>
    </style:style>
    <style:style style:name="P30" style:parent-style-name="Overskrift1" style:family="paragraph">
      <style:paragraph-properties fo:text-align="justify"/>
      <style:text-properties fo:language="en" fo:country="US"/>
    </style:style>
    <style:style style:name="P31" style:parent-style-name="Citat" style:family="paragraph">
      <style:paragraph-properties fo:text-align="start" fo:margin-left="0in">
        <style:tab-stops/>
      </style:paragraph-properties>
    </style:style>
    <style:style style:name="T32" style:parent-style-name="Standardskrifttypeiafsnit" style:family="text">
      <style:text-properties style:font-name="Times New Roman" fo:font-size="12pt" style:font-size-asian="12pt" fo:language="en" fo:country="US"/>
    </style:style>
    <style:style style:name="T33" style:parent-style-name="Standardskrifttypeiafsnit" style:family="text">
      <style:text-properties fo:language="en" fo:country="US"/>
    </style:style>
    <style:style style:name="T34" style:parent-style-name="Standardskrifttypeiafsnit" style:family="text">
      <style:text-properties style:font-name="Times New Roman" fo:font-size="12pt" style:font-size-asian="12pt" fo:language="en" fo:country="US"/>
    </style:style>
    <style:style style:name="T35" style:parent-style-name="Standardskrifttypeiafsnit" style:family="text">
      <style:text-properties style:font-name="Times New Roman" fo:font-size="12pt" style:font-size-asian="12pt" fo:language="en" fo:country="US"/>
    </style:style>
    <style:style style:name="T36" style:parent-style-name="Fodnotehenvisning" style:family="text">
      <style:text-properties style:font-name="Times New Roman" fo:font-size="12pt" style:font-size-asian="12pt" fo:language="en" fo:country="US"/>
    </style:style>
    <style:style style:name="P37" style:parent-style-name="Normal" style:family="paragraph">
      <style:paragraph-properties fo:text-align="justify"/>
      <style:text-properties style:font-name="Times New Roman" fo:font-size="12pt" style:font-size-asian="12pt" style:font-size-complex="12pt"/>
    </style:style>
    <style:style style:name="P38" style:parent-style-name="Normal" style:family="paragraph">
      <style:paragraph-properties fo:text-align="justify"/>
      <style:text-properties style:font-name="Times New Roman" fo:font-size="12pt" style:font-size-asian="12pt" style:font-size-complex="12pt"/>
    </style:style>
    <style:style style:name="P39" style:parent-style-name="Normal" style:family="paragraph">
      <style:paragraph-properties style:vertical-align="auto" fo:margin-bottom="0in" style:line-height-at-least="0.1979in" fo:background-color="#1E1E1E"/>
      <style:text-properties fo:hyphenate="true"/>
    </style:style>
    <style:style style:name="T40"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1"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4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4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45"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46" style:parent-style-name="Normal" style:family="paragraph">
      <style:paragraph-properties style:vertical-align="auto" fo:margin-bottom="0in" style:line-height-at-least="0.1979in" fo:background-color="#1E1E1E"/>
      <style:text-properties fo:hyphenate="true"/>
    </style:style>
    <style:style style:name="T47"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48"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49"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50"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51" style:parent-style-name="Normal" style:family="paragraph">
      <style:paragraph-properties style:vertical-align="auto" fo:margin-bottom="0in" style:line-height-at-least="0.1979in" fo:background-color="#1E1E1E"/>
      <style:text-properties fo:hyphenate="true"/>
    </style:style>
    <style:style style:name="T5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5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55"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56" style:parent-style-name="Normal" style:family="paragraph">
      <style:paragraph-properties style:vertical-align="auto" fo:margin-bottom="0in" style:line-height-at-least="0.1979in" fo:background-color="#1E1E1E"/>
      <style:text-properties fo:hyphenate="true"/>
    </style:style>
    <style:style style:name="T57"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58"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59"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60"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61" style:parent-style-name="Normal" style:family="paragraph">
      <style:paragraph-properties style:vertical-align="auto" fo:margin-bottom="0in" style:line-height-at-least="0.1979in" fo:background-color="#1E1E1E"/>
      <style:text-properties fo:hyphenate="true"/>
    </style:style>
    <style:style style:name="T62"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3" style:parent-style-name="Standardskrifttypeiafsnit" style:family="text">
      <style:text-properties style:font-name="Consolas" style:font-name-asian="Times New Roman" style:font-name-complex="Consolas" fo:color="#4EC9B0" fo:font-size="10.5pt" style:font-size-asian="10.5pt" style:font-size-complex="10.5pt" fo:language="en" fo:country="US" style:language-asian="da" style:country-asian="DK"/>
    </style:style>
    <style:style style:name="T64"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P65"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fo:language="en" fo:country="US" style:language-asian="da" style:country-asian="DK" fo:hyphenate="true"/>
    </style:style>
    <style:style style:name="P66" style:parent-style-name="Normal" style:family="paragraph">
      <style:paragraph-properties style:vertical-align="auto" fo:margin-bottom="0in" style:line-height-at-least="0.1979in" fo:background-color="#1E1E1E"/>
      <style:text-properties fo:hyphenate="true"/>
    </style:style>
    <style:style style:name="T67" style:parent-style-name="Standardskrifttypeiafsnit" style:family="text">
      <style:text-properties style:font-name="Consolas" style:font-name-asian="Times New Roman" style:font-name-complex="Consolas" fo:color="#D4D4D4" fo:font-size="10.5pt" style:font-size-asian="10.5pt" style:font-size-complex="10.5pt" fo:language="en" fo:country="US" style:language-asian="da" style:country-asian="DK"/>
    </style:style>
    <style:style style:name="T68" style:parent-style-name="Standardskrifttypeiafsnit" style:family="text">
      <style:text-properties style:font-name="Consolas" style:font-name-asian="Times New Roman" style:font-name-complex="Consolas" fo:color="#4EC9B0" fo:font-size="10.5pt" style:font-size-asian="10.5pt" style:font-size-complex="10.5pt" style:language-asian="da" style:country-asian="DK"/>
    </style:style>
    <style:style style:name="T69"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P70" style:parent-style-name="Normal" style:family="paragraph">
      <style:paragraph-properties style:vertical-align="auto" fo:margin-bottom="0in" style:line-height-at-least="0.1979in" fo:background-color="#1E1E1E"/>
      <style:text-properties style:font-name="Consolas" style:font-name-asian="Times New Roman" style:font-name-complex="Consolas" fo:color="#D4D4D4" fo:font-size="10.5pt" style:font-size-asian="10.5pt" style:font-size-complex="10.5pt" style:language-asian="da" style:country-asian="DK" fo:hyphenate="true"/>
    </style:style>
    <style:style style:name="P71" style:parent-style-name="Normal" style:family="paragraph">
      <style:paragraph-properties style:vertical-align="auto" fo:margin-bottom="0in" style:line-height-at-least="0.1979in" fo:background-color="#1E1E1E"/>
      <style:text-properties fo:hyphenate="true"/>
    </style:style>
    <style:style style:name="T72"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T73" style:parent-style-name="Standardskrifttypeiafsnit" style:family="text">
      <style:text-properties style:font-name="Consolas" style:font-name-asian="Times New Roman" style:font-name-complex="Consolas" fo:color="#4EC9B0" fo:font-size="10.5pt" style:font-size-asian="10.5pt" style:font-size-complex="10.5pt" style:language-asian="da" style:country-asian="DK"/>
    </style:style>
    <style:style style:name="T74"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T75" style:parent-style-name="Standardskrifttypeiafsnit" style:family="text">
      <style:text-properties style:font-name="Consolas" style:font-name-asian="Times New Roman" style:font-name-complex="Consolas" fo:color="#4EC9B0" fo:font-size="10.5pt" style:font-size-asian="10.5pt" style:font-size-complex="10.5pt" style:language-asian="da" style:country-asian="DK"/>
    </style:style>
    <style:style style:name="T76" style:parent-style-name="Standardskrifttypeiafsnit" style:family="text">
      <style:text-properties style:font-name="Consolas" style:font-name-asian="Times New Roman" style:font-name-complex="Consolas" fo:color="#D4D4D4" fo:font-size="10.5pt" style:font-size-asian="10.5pt" style:font-size-complex="10.5pt" style:language-asian="da" style:country-asian="DK"/>
    </style:style>
    <style:style style:name="P77" style:parent-style-name="Normal" style:family="paragraph">
      <style:paragraph-properties fo:text-align="justify"/>
    </style:style>
    <style:style style:name="T78" style:parent-style-name="Standardskrifttypeiafsnit" style:family="text">
      <style:text-properties style:font-name="Times New Roman" fo:font-size="12pt" style:font-size-asian="12pt"/>
    </style:style>
    <style:style style:name="T79" style:parent-style-name="Standardskrifttypeiafsnit" style:family="text">
      <style:text-properties style:font-name="Times New Roman" fo:font-size="12pt" style:font-size-asian="12pt"/>
    </style:style>
    <style:style style:name="T80" style:parent-style-name="Standardskrifttypeiafsnit" style:family="text">
      <style:text-properties style:font-name="Times New Roman" fo:font-size="12pt" style:font-size-asian="12pt"/>
    </style:style>
    <style:style style:name="T81" style:parent-style-name="Standardskrifttypeiafsnit" style:family="text">
      <style:text-properties style:font-name="Times New Roman" fo:font-size="12pt" style:font-size-asian="12pt"/>
    </style:style>
    <style:style style:name="T82" style:parent-style-name="Standardskrifttypeiafsnit" style:family="text">
      <style:text-properties style:font-name="Times New Roman" fo:font-size="12pt" style:font-size-asian="12pt"/>
    </style:style>
  </office:automatic-styles>
  <office:body>
    <office:text text:use-soft-page-breaks="true">
      <text:h text:style-name="P1" text:outline-level="1">Arkitektur og Design Mønstre</text:h>
      <text:p text:style-name="P2">Når man skal bygge en applikation som skal kunne vedligeholdes og skrives på af mange forskellige programøre, er det en god ting at følge en anerkendt<text:s/>godkendt arkitektur. Dette gør det nemmere at vedligeholde i form af at en programmør ikke skal bruge længere tid på at lære programmet at kende end at vedligeholde det. Det gør det også nemmere at arbejde på sammen flere ad gangen da det giver nogle faster rammer til hvordan det skal se ud.</text:p>
      <text:h text:style-name="P3" text:outline-level="1">Design lag</text:h>
      <text:p text:style-name="P4">Vi har valgt at bruge 3 lags arkitekturen. Dette er en velkendt teknik blandt IT-folk så derfor gør det den nem at arbejde med. De 3 lag er følgende:</text:p>
      <text:list text:style-name="LFO1" text:continue-numbering="true">
        <text:list-item>
          <text:p text:style-name="P5">Præsentations laget</text:p>
        </text:list-item>
        <text:list-item>
          <text:p text:style-name="P6">Logik laget</text:p>
        </text:list-item>
        <text:list-item>
          <text:p text:style-name="P7">Data laget</text:p>
        </text:list-item>
      </text:list>
      <text:h text:style-name="P8" text:outline-level="2">Præsentations laget</text:h>
      <text:p text:style-name="P9">Dette er hvad brugeren af vores applikation kommer til at ende med at se. Det er her at brugeren kommer med input og får de output vores program giver dem. I vores tilfælde er det gennem en webbrowser, da det vi har lavet er en hjemmeside. Alt det brugeren bliver serveret sker igennem JSP filer, men bruger aktivt logik laget for at finde ud af hvad den skal vise til brugeren. Dette sker igennem servlets.</text:p>
      <text:h text:style-name="P10" text:outline-level="2"/>
      <text:h text:style-name="P11" text:outline-level="2">Logik laget</text:h>
      <text:p text:style-name="P12">Det er her den meste logik foregår, det foregår igennem servlets som bruger metoder fra andre Java classer vi har lavet. Her foregår det som brugeren ikke skal se, som i vores tilfælde for eksempel er udregning af pris og dermed også en stykliste over de ting som kunden skal bruge til at bygge deres carport de designer. Her foregår alt kommunikation også til vores data lag, også selvom det er vores præsentation lag som skal bruge det.<text:s/></text:p>
      <text:p text:style-name="P13"/>
      <text:h text:style-name="P14" text:outline-level="2">Data laget</text:h>
      <text:p text:style-name="P15">Data lageret bliver kun brugt til kommunikation til vores MySQL database som under udvikling har ligget på vores Digital Ocean Droplet (Dette er en virtual linux server), dette sker igennem SQL calls. Dette er det eneste sted hvor der faktisk bliver snakket med databasen.</text:p>
      <text:p text:style-name="P16"/>
      <text:h text:style-name="P17" text:outline-level="2">Lille eksempel</text:h>
      <text:p text:style-name="P18">Når vores præsentations lag skal vise for eksempel noget med ikke færdige ordrer, så sender den en efterspørgsel<text:s/>til vores logik lag. Vores logik lag finder så ud af præcist hvad det er vores præsentations lag er interesseret i og spørger efter det i vores data lag. Vores data lag henter så de data ud af vores database og sender det tilbage til vores logik lag som så<text:s/>gør det klar til at vores præsentations lag ved hvordan det skal præsenteres til medarbejderen som har efterspurgt det og på den måde fungere de 3 lag sammen.</text:p>
      <text:h text:style-name="P19" text:outline-level="2">Fordele ved 3 lags arkitekturen</text:h>
      <text:list text:style-name="LFO2" text:continue-numbering="true">
        <text:list-item>
          <text:p text:style-name="P20">Det er nemt at begynde at arbejde med, og forstå hvordan det<text:s/>allerede er sat op hvis man kender til 3 lags arkitekturen.</text:p>
        </text:list-item>
        <text:list-item>
          <text:p text:style-name="P21">Hvis man skal vedligeholde noget fra et lag behøver man nødvendigvis ikke pille hvad alt andet i de andre lag.</text:p>
        </text:list-item>
        <text:list-item>
          <text:p text:style-name="P22">Genbrugsmulighed ved de forskellige lag.</text:p>
        </text:list-item>
        <text:list-item>
          <text:p text:style-name="P23"><text:span text:style-name="T24">Det er nemmere at arbejde flere på samme pro</text:span><text:span text:style-name="T25">jekt ved 3 lags arkitekturen end ved at bare at lave det på 3 forskellige måder, da 3 lags arkitekturen har nogle faste rammer for hvordan det fungere.</text:span></text:p>
        </text:list-item>
        <text:list-item>
          <text:p text:style-name="P26"><text:span text:style-name="T27">3 lags arkitektur er også kendt for at være en arkitektur med lav kobling og høj samhørighed der som tid</text:span><text:span text:style-name="T28">ligere sagt gør det nemt at vedligeholde eller helt udskifte dele af programmet.</text:span></text:p>
        </text:list-item>
      </text:list>
      <text:p text:style-name="P29"/>
      <text:h text:style-name="P30" text:outline-level="1">Design mønstre</text:h>
      <text:p text:style-name="P31"><text:span text:style-name="T32">”The interface lets you take greater advantage of polymorphism in your designs, which in turn helps you make your software more flexible.” -</text:span><text:span text:style-name="T33"><text:s/></text:span><text:span text:style-name="T34">Bill Venners, Java</text:span><text:span text:style-name="T35">World</text:span><text:span text:style-name="T36"><text:note text:note-class="footnote" text:id="_ftn0"><text:note-citation>1</text:note-citation><text:note-body><text:p text:style-name="Fodnotetekst"><text:s/>http://www.javaworld.com/article/2076841/core-java/designing-with-interfaces.html</text:p></text:note-body></text:note></text:span></text:p>
      <text:p text:style-name="P37">Der er mange gode grunde til hvorfor man skal bruge noget som for eksempel interface, en af de grunde er at det bliver nemmere og skulle ind og få et overblik over hvad man allerede har af metoder. En anden ting er også det bliver nemmere at skifte motoren bagved eller bare ændre nogen småting, det er også lav kobling som vi snakkede om tidligere og som er en god ting at havde med.</text:p>
      <text:p text:style-name="P38">I vores projekt har vi brugt interface til vores database del, dette er med til at gøre det nemmere hvis man pludselig finder ud af at man vil væk fra den database type vi bruger. Når vi bruger interfacet så ved de kommende udviklere lige præcis hvilke metoder der skal være der og hvad de skal returnere og hvad de skal hedde og skal havde af input. Det gør man ikke skal bruge den første halvdel af tiden på at forsøge at læse koden og forstå den, når den alligevel ikke skal bruges mere.</text:p>
      <text:p text:style-name="P39"><text:span text:style-name="T40"><text:s text:c="4"/></text:span><text:span text:style-name="T41">ArrayList</text:span><text:span text:style-name="T42"><text:s/>getClaimedOrders(</text:span><text:span text:style-name="T43">int</text:span><text:span text:style-name="T44"><text:s/>empno);</text:span></text:p>
      <text:p text:style-name="P45"/>
      <text:p text:style-name="P46"><text:span text:style-name="T47"><text:s text:c="4"/></text:span><text:span text:style-name="T48">ArrayList</text:span><text:span text:style-name="T49"><text:s/>getDoneOrders();</text:span></text:p>
      <text:p text:style-name="P50"/>
      <text:p text:style-name="P51"><text:span text:style-name="T52"><text:s text:c="4"/></text:span><text:span text:style-name="T53">ArrayList</text:span><text:span text:style-name="T54"><text:s/>getNewOrders();</text:span></text:p>
      <text:p text:style-name="P55"/>
      <text:p text:style-name="P56"><text:span text:style-name="T57"><text:s text:c="4"/></text:span><text:span text:style-name="T58">ArrayList</text:span><text:span text:style-name="T59"><text:s/>getNotClaimedOrders();</text:span></text:p>
      <text:p text:style-name="P60"/>
      <text:p text:style-name="P61"><text:span text:style-name="T62"><text:s text:c="4"/></text:span><text:span text:style-name="T63">ArrayList</text:span><text:span text:style-name="T64"><text:s/>getNotDoneOrders();</text:span></text:p>
      <text:p text:style-name="P65"/>
      <text:p text:style-name="P66"><text:span text:style-name="T67"><text:s text:c="4"/></text:span><text:span text:style-name="T68">ArrayList</text:span><text:span text:style-name="T69"><text:s/>getOrders();</text:span></text:p>
      <text:p text:style-name="P70"/>
      <text:p text:style-name="P71"><text:span text:style-name="T72"><text:s text:c="4"/></text:span><text:span text:style-name="T73">ArrayList</text:span><text:span text:style-name="T74"><text:s/>getOrdersOnONO(</text:span><text:span text:style-name="T75">int</text:span><text:span text:style-name="T76"><text:s/>ono);</text:span></text:p>
      <text:p text:style-name="P77"><text:span text:style-name="T78">D</text:span><text:span text:style-name="T79">et her er en sammenhængende del af vores kode, vi kan<text:s/></text:span><text:span text:style-name="T80">se her at de alle sammen returner en ArrayList, og så også se deres navne. Vi kan samtidig se at ’getOrdersOnONO(int ono)’ og i ’getClaimedOrders(int empno)’ (ono = order number, empno = employ number) metoderne skal havde en int ind. I den første ”getOrde</text:span><text:span text:style-name="T81">rsOnONO” skal vi havde havde en order tilbage specifikt på et order nummer. Hvor i ”getClaimedOrders” skal vi havde alle de ordrer som den givne medarbejder har ansvaret for. hvor i de andre skal vi bare havde alle ordrer ud af en specifik type. Denne type</text:span><text:span text:style-name="T82"><text:s/>kender vi allerede så derfor skal vi ikke sende en variable med ind til metoderne. Dette er et godt eksempel på hvordan vi har brugt d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Citat" style:display-name="Citat"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3T08:30:00Z</meta:creation-date>
    <dc:date>2017-05-29T07:20:00Z</dc:date>
    <meta:template xlink:href="Normal" xlink:type="simple"/>
    <meta:editing-cycles>12</meta:editing-cycles>
    <meta:editing-duration>PT102360S</meta:editing-duration>
    <meta:document-statistic meta:page-count="1" meta:paragraph-count="40" meta:word-count="885" meta:character-count="5045" meta:row-count="84" meta:non-whitespace-character-count="4200"/>
  </office:meta>
</office:document-meta>
</file>